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it" fo:country="IT"/>
    </style:style>
    <style:style style:name="P2" style:parent-style-name="Textbody" style:family="paragraph">
      <style:text-properties fo:language="it" fo:country="IT"/>
    </style:style>
    <style:style style:name="TableColumn4" style:family="table-column">
      <style:table-column-properties style:column-width="1.4833in" style:use-optimal-column-width="false"/>
    </style:style>
    <style:style style:name="TableColumn5" style:family="table-column">
      <style:table-column-properties style:column-width="4.5166in" style:use-optimal-column-width="false"/>
    </style:style>
    <style:style style:name="Table3" style:family="table">
      <style:table-properties style:width="6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it" fo:country="IT"/>
    </style:style>
    <style:style style:name="P16" style:parent-style-name="TableContents" style:family="paragraph">
      <style:text-properties fo:language="it" fo:country="IT"/>
    </style:style>
    <style:style style:name="P17" style:parent-style-name="TableContents" style:family="paragraph">
      <style:text-properties fo:language="it" fo:country="IT"/>
    </style:style>
    <style:style style:name="P18" style:parent-style-name="TableContents" style:family="paragraph">
      <style:text-properties fo:language="it" fo:country="IT"/>
    </style:style>
    <style:style style:name="P19" style:parent-style-name="TableContents" style:family="paragraph">
      <style:text-properties fo:language="it" fo:country="I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language="it" fo:country="IT"/>
    </style:style>
    <style:style style:name="TableCell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olumn25" style:family="table-column">
      <style:table-column-properties style:column-width="1.4375in" style:use-optimal-column-width="false"/>
    </style:style>
    <style:style style:name="TableColumn26" style:family="table-column">
      <style:table-column-properties style:column-width="4.5625in" style:use-optimal-column-width="false"/>
    </style:style>
    <style:style style:name="Table24" style:family="table">
      <style:table-properties style:width="6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fo:language="it" fo:country="I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38" style:family="table-column">
      <style:table-column-properties style:column-width="1.4375in" style:use-optimal-column-width="false"/>
    </style:style>
    <style:style style:name="TableColumn39" style:family="table-column">
      <style:table-column-properties style:column-width="4.5625in" style:use-optimal-column-width="false"/>
    </style:style>
    <style:style style:name="Table37" style:family="table">
      <style:table-properties style:width="6in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language="it" fo:country="I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9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language="it" fo:country="IT"/>
    </style:style>
    <style:style style:name="P51" style:parent-style-name="TableContents" style:family="paragraph">
      <style:text-properties fo:language="it" fo:country="IT"/>
    </style:style>
    <style:style style:name="P52" style:parent-style-name="TableContents" style:family="paragraph">
      <style:text-properties fo:language="it" fo:country="IT"/>
    </style:style>
    <style:style style:name="P53" style:parent-style-name="TableContents" style:family="paragraph">
      <style:text-properties fo:language="it" fo:country="IT"/>
    </style:style>
    <style:style style:name="P54" style:parent-style-name="TableContents" style:family="paragraph">
      <style:text-properties fo:language="it" fo:country="IT"/>
    </style:style>
    <style:style style:name="P55" style:parent-style-name="TableContents" style:family="paragraph">
      <style:text-properties fo:language="it" fo:country="IT"/>
    </style:style>
    <style:style style:name="P56" style:parent-style-name="TableContents" style:family="paragraph">
      <style:text-properties fo:language="it" fo:country="I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language="it" fo:country="IT"/>
    </style:style>
    <style:style style:name="P61" style:parent-style-name="Standard" style:family="paragraph">
      <style:text-properties fo:language="it" fo:country="IT"/>
    </style:style>
    <style:style style:name="P62" style:parent-style-name="Standard" style:family="paragraph">
      <style:text-properties fo:language="it" fo:country="IT"/>
    </style:style>
    <style:style style:name="P63" style:parent-style-name="Standard" style:family="paragraph">
      <style:text-properties fo:language="it" fo:country="IT"/>
    </style:style>
    <style:style style:name="P64" style:parent-style-name="Standard" style:family="paragraph">
      <style:text-properties fo:language="it" fo:country="IT"/>
    </style:style>
    <style:style style:name="P65" style:parent-style-name="Standard" style:family="paragraph">
      <style:text-properties fo:language="it" fo:country="IT"/>
    </style:style>
    <style:style style:name="P66" style:parent-style-name="Standard" style:family="paragraph">
      <style:text-properties fo:language="it" fo:country="IT"/>
    </style:style>
    <style:style style:name="P67" style:parent-style-name="Standard" style:family="paragraph">
      <style:text-properties fo:language="it" fo:country="IT"/>
    </style:style>
    <style:style style:name="P68" style:parent-style-name="Standard" style:family="paragraph">
      <style:text-properties fo:language="it" fo:country="IT"/>
    </style:style>
    <style:style style:name="TableColumn70" style:family="table-column">
      <style:table-column-properties style:column-width="1.4375in" style:use-optimal-column-width="false"/>
    </style:style>
    <style:style style:name="TableColumn71" style:family="table-column">
      <style:table-column-properties style:column-width="4.5625in" style:use-optimal-column-width="false"/>
    </style:style>
    <style:style style:name="Table69" style:family="table">
      <style:table-properties style:width="6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language="it" fo:country="I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language="it" fo:country="I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4" style:family="table-column">
      <style:table-column-properties style:column-width="1.4375in" style:use-optimal-column-width="false"/>
    </style:style>
    <style:style style:name="TableColumn85" style:family="table-column">
      <style:table-column-properties style:column-width="4.5625in" style:use-optimal-column-width="false"/>
    </style:style>
    <style:style style:name="Table83" style:family="table">
      <style:table-properties style:width="6in" fo:margin-left="0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8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language="it" fo:country="I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7" style:family="table-column">
      <style:table-column-properties style:column-width="1.4375in" style:use-optimal-column-width="false"/>
    </style:style>
    <style:style style:name="TableColumn98" style:family="table-column">
      <style:table-column-properties style:column-width="4.5625in" style:use-optimal-column-width="false"/>
    </style:style>
    <style:style style:name="Table96" style:family="table">
      <style:table-properties style:width="6in" fo:margin-left="0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language="it" fo:country="I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language="it" fo:country="I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language="it" fo:country="IT"/>
    </style:style>
    <style:style style:name="P111" style:parent-style-name="TableContents" style:family="paragraph">
      <style:text-properties fo:language="it" fo:country="IT"/>
    </style:style>
    <style:style style:name="P112" style:parent-style-name="TableContents" style:family="paragraph">
      <style:text-properties fo:language="it" fo:country="IT"/>
    </style:style>
    <style:style style:name="P113" style:parent-style-name="TableContents" style:family="paragraph">
      <style:text-properties fo:language="it" fo:country="IT"/>
    </style:style>
    <style:style style:name="P114" style:parent-style-name="TableContents" style:family="paragraph">
      <style:text-properties fo:language="it" fo:country="IT"/>
    </style:style>
    <style:style style:name="P115" style:parent-style-name="TableContents" style:family="paragraph">
      <style:text-properties fo:language="it" fo:country="IT"/>
    </style:style>
    <style:style style:name="P116" style:parent-style-name="TableContents" style:family="paragraph">
      <style:text-properties fo:language="it" fo:country="I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language="it" fo:country="IT"/>
    </style:style>
    <style:style style:name="P121" style:parent-style-name="Standard" style:family="paragraph">
      <style:text-properties fo:language="it" fo:country="IT"/>
    </style:style>
    <style:style style:name="P122" style:parent-style-name="Standard" style:family="paragraph">
      <style:text-properties fo:language="it" fo:country="IT"/>
    </style:style>
    <style:style style:name="TableColumn124" style:family="table-column">
      <style:table-column-properties style:column-width="1.4375in" style:use-optimal-column-width="false"/>
    </style:style>
    <style:style style:name="TableColumn125" style:family="table-column">
      <style:table-column-properties style:column-width="4.5625in" style:use-optimal-column-width="false"/>
    </style:style>
    <style:style style:name="Table123" style:family="table">
      <style:table-properties style:width="6in" fo:margin-left="0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text-properties fo:language="it" fo:country="I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language="it" fo:country="I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38" style:family="table-column">
      <style:table-column-properties style:column-width="1.4375in" style:use-optimal-column-width="false"/>
    </style:style>
    <style:style style:name="TableColumn139" style:family="table-column">
      <style:table-column-properties style:column-width="4.5625in" style:use-optimal-column-width="false"/>
    </style:style>
    <style:style style:name="Table137" style:family="table">
      <style:table-properties style:width="6in" fo:margin-left="0in" table:align="lef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fo:language="it" fo:country="I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51" style:family="table-column">
      <style:table-column-properties style:column-width="1.4375in" style:use-optimal-column-width="false"/>
    </style:style>
    <style:style style:name="TableColumn152" style:family="table-column">
      <style:table-column-properties style:column-width="4.5625in" style:use-optimal-column-width="false"/>
    </style:style>
    <style:style style:name="Table150" style:family="table">
      <style:table-properties style:width="6in" fo:margin-left="0in" table:align="lef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language="it" fo:country="I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>
        <style:tab-stops>
          <style:tab-stop style:type="left" style:position="1.1354in"/>
        </style:tab-stops>
      </style:paragraph-properties>
    </style:style>
    <style:style style:name="TableColumn165" style:family="table-column">
      <style:table-column-properties style:column-width="1.4375in" style:use-optimal-column-width="false"/>
    </style:style>
    <style:style style:name="TableColumn166" style:family="table-column">
      <style:table-column-properties style:column-width="4.5625in" style:use-optimal-column-width="false"/>
    </style:style>
    <style:style style:name="Table164" style:family="table">
      <style:table-properties style:width="6in" fo:margin-left="0in" table:align="lef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fo:language="it" fo:country="I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78" style:family="table-column">
      <style:table-column-properties style:column-width="1.4375in" style:use-optimal-column-width="false"/>
    </style:style>
    <style:style style:name="TableColumn179" style:family="table-column">
      <style:table-column-properties style:column-width="4.5625in" style:use-optimal-column-width="false"/>
    </style:style>
    <style:style style:name="Table177" style:family="table">
      <style:table-properties style:width="6in" fo:margin-left="0in" table:align="lef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language="it" fo:country="I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91" style:family="table-column">
      <style:table-column-properties style:column-width="1.4375in" style:use-optimal-column-width="false"/>
    </style:style>
    <style:style style:name="TableColumn192" style:family="table-column">
      <style:table-column-properties style:column-width="4.5625in" style:use-optimal-column-width="false"/>
    </style:style>
    <style:style style:name="Table190" style:family="table">
      <style:table-properties style:width="6in" fo:margin-left="0in" table:align="lef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language="it" fo:country="I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fo:language="it" fo:country="IT"/>
    </style:style>
    <style:style style:name="P204" style:parent-style-name="TableContents" style:family="paragraph">
      <style:text-properties fo:language="it" fo:country="IT"/>
    </style:style>
    <style:style style:name="P205" style:parent-style-name="TableContents" style:family="paragraph">
      <style:text-properties fo:language="it" fo:country="IT"/>
    </style:style>
    <style:style style:name="P206" style:parent-style-name="TableContents" style:family="paragraph">
      <style:text-properties fo:language="it" fo:country="I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fo:language="it" fo:country="IT"/>
    </style:style>
  </office:automatic-styles>
  <office:body>
    <office:text text:use-soft-page-breaks="true">
      <text:p text:style-name="P1"><text:bookmark-start text:name="_Hlk496774864"/>Utente: Studente, Tutor Accademico, Dipartimento Informatica, Tutor aziendale.</text:p>
      <text:p text:style-name="P2"><text:bookmark-end text:name="_Hlk496774864"/>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TableContents"><text:bookmark-start text:name="_Hlk496774721"/>Nome Scenario:</text:p>
          </table:table-cell>
          <table:table-cell table:style-name="TableCell8">
            <text:p text:style-name="TableContents">SC_1 Effettua Login</text:p>
          </table:table-cell>
        </table:table-row>
        <table:table-row table:style-name="TableRow9">
          <table:table-cell table:style-name="TableCell10">
            <text:p text:style-name="TableContents">Partecipante:</text:p>
          </table:table-cell>
          <table:table-cell table:style-name="TableCell11">
            <text:p text:style-name="TableContents">Studente</text:p>
          </table:table-cell>
        </table:table-row>
        <table:table-row table:style-name="TableRow12">
          <table:table-cell table:style-name="TableCell13">
            <text:p text:style-name="TableContents">Flusso Di Eventi:</text:p>
          </table:table-cell>
          <table:table-cell table:style-name="TableCell14">
            <text:p text:style-name="P15">1) L’ Utente accede al<text:s/>sistema</text:p>
            <text:p text:style-name="P16">2) L’ Utente tenta di accedere all’ area di login nella sezione indicata dal sistema</text:p>
            <text:p text:style-name="P17">3) Il sistema risponde all’ utente fornendogli un form</text:p>
            <text:p text:style-name="P18">4) L’ Utente completa il form inserendo nome utente e password</text:p>
            <text:p text:style-name="P19">5) Il sistema risponde con un messaggio di login effettuato se I dati corrispondono con quelli presenti nel database</text:p>
          </table:table-cell>
        </table:table-row>
        <table:table-row table:style-name="TableRow20">
          <table:table-cell table:style-name="TableCell21">
            <text:p text:style-name="P22">Autore:</text:p>
          </table:table-cell>
          <table:table-cell table:style-name="TableCell23">
            <text:p text:style-name="TableContents">Fakher Ferchichi</text:p>
          </table:table-cell>
        </table:table-row>
      </table:table>
      <text:p text:style-name="Standard"><text:bookmark-end text:name="_Hlk496774721"/></text:p>
      <text:p text:style-name="Standard"/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TableContents">Nome Scenario:</text:p>
          </table:table-cell>
          <table:table-cell table:style-name="TableCell29">
            <text:p text:style-name="P30">SC_2 Registrazione di un Tirocinio di un’azienda convenzionata</text:p>
          </table:table-cell>
        </table:table-row>
        <table:table-row table:style-name="TableRow31">
          <table:table-cell table:style-name="TableCell32">
            <text:p text:style-name="TableContents">Partecipante:</text:p>
          </table:table-cell>
          <table:table-cell table:style-name="TableCell33">
            <text:p text:style-name="TableContents">Studente</text:p>
          </table:table-cell>
        </table:table-row>
        <table:table-row table:style-name="TableRow34">
          <table:table-cell table:style-name="TableCell35">
            <text:p text:style-name="TableContents">Flusso Di Eventi:</text:p>
          </table:table-cell>
          <table:table-cell table:style-name="TableCell36">
            <text:p text:style-name="TableContents">1)</text:p>
            <text:p text:style-name="TableContents">2)</text:p>
            <text:p text:style-name="TableContents">3)</text:p>
            <text:p text:style-name="TableContents">.</text:p>
            <text:p text:style-name="TableContents">.</text:p>
            <text:p text:style-name="TableContents">.</text:p>
          </table:table-cell>
        </table:table-row>
      </table:table>
      <text:p text:style-name="Standard"/>
      <text:p text:style-name="Standard"/>
      <table:table table:style-name="Table37">
        <table:table-columns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TableContents"><text:bookmark-start text:name="_Hlk496774741"/>Nome Scenario:</text:p>
          </table:table-cell>
          <table:table-cell table:style-name="TableCell42">
            <text:p text:style-name="P43">SC_3 Effettua questionario<text:s/>di valutazione</text:p>
          </table:table-cell>
        </table:table-row>
        <table:table-row table:style-name="TableRow44">
          <table:table-cell table:style-name="TableCell45">
            <text:p text:style-name="TableContents">Partecipante:</text:p>
          </table:table-cell>
          <table:table-cell table:style-name="TableCell46">
            <text:p text:style-name="TableContents">Studente</text:p>
          </table:table-cell>
        </table:table-row>
        <table:table-row table:style-name="TableRow47">
          <table:table-cell table:style-name="TableCell48">
            <text:p text:style-name="TableContents">Flusso Di Eventi:</text:p>
          </table:table-cell>
          <table:table-cell table:style-name="TableCell49">
            <text:p text:style-name="P50">1) L’ Utente effettua un login</text:p>
            <text:p text:style-name="P51">2) L’ utente aggiunge un questionario al suo profilo premendo sull’ area indicata</text:p>
            <text:p text:style-name="P52">3) Il sistema risponde fornendo all’ utente diversi form riguardanti info dell’utente</text:p>
            <text:p text:style-name="P53">4) L’ utente completa<text:s/>i<text:s/>form</text:p>
            <text:p text:style-name="P54">5) Il sistema procede fornendo dei form da completare all’ utente</text:p>
            <text:p text:style-name="P55">6) L’ utente completa i<text:s/>form</text:p>
            <text:p text:style-name="P56">7) Il sistema<text:s/>registra il questionario aggiungendolo tra I task svolti dall’ utente</text:p>
          </table:table-cell>
        </table:table-row>
        <table:table-row table:style-name="TableRow57">
          <table:table-cell table:style-name="TableCell58">
            <text:p text:style-name="TableContents">Autore:</text:p>
          </table:table-cell>
          <table:table-cell table:style-name="TableCell59">
            <text:p text:style-name="P60">Fakher Ferchichi</text:p>
          </table:table-cell>
        </table:table-row>
      </table:table>
      <text:p text:style-name="P61"><text:bookmark-end text:name="_Hlk496774741"/>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able:table table:style-name="Table69">
        <table:table-columns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TableContents">Nome Scenario:</text:p>
          </table:table-cell>
          <table:table-cell table:style-name="TableCell74">
            <text:p text:style-name="P75">SC_4 Compilazione<text:s/>del Progetto Formativo</text:p>
          </table:table-cell>
        </table:table-row>
        <table:table-row table:style-name="TableRow76">
          <table:table-cell table:style-name="TableCell77">
            <text:p text:style-name="TableContents">Partecipante:</text:p>
          </table:table-cell>
          <table:table-cell table:style-name="TableCell78">
            <text:p text:style-name="P79">Studente, Tutor Accademico, Tutor aziendale</text:p>
          </table:table-cell>
        </table:table-row>
        <table:table-row table:style-name="TableRow80">
          <table:table-cell table:style-name="TableCell81">
            <text:p text:style-name="TableContents">Flusso Di Eventi:</text:p>
          </table:table-cell>
          <table:table-cell table:style-name="TableCell82">
            <text:p text:style-name="TableContents">1)</text:p>
            <text:p text:style-name="TableContents">2)</text:p>
            <text:p text:style-name="TableContents">3)</text:p>
            <text:p text:style-name="TableContents">.</text:p>
            <text:p text:style-name="TableContents">.</text:p>
            <text:p text:style-name="TableContents">.</text:p>
          </table:table-cell>
        </table:table-row>
      </table:table>
      <text:p text:style-name="Standard"/>
      <text:p text:style-name="Standard"/>
      <text:p text:style-name="Standard"/>
      <table:table table:style-name="Table83">
        <table:table-columns>
          <table:table-column table:style-name="TableColumn84"/>
          <table:table-column table:style-name="TableColumn85"/>
        </table:table-columns>
        <table:table-row table:style-name="TableRow86">
          <table:table-cell table:style-name="TableCell87">
            <text:p text:style-name="TableContents">Nome Scenario:</text:p>
          </table:table-cell>
          <table:table-cell table:style-name="TableCell88">
            <text:p text:style-name="P89">SC_5 Modifica Registro del Tirocinio</text:p>
          </table:table-cell>
        </table:table-row>
        <table:table-row table:style-name="TableRow90">
          <table:table-cell table:style-name="TableCell91">
            <text:p text:style-name="TableContents">Partecipante:</text:p>
          </table:table-cell>
          <table:table-cell table:style-name="TableCell92">
            <text:p text:style-name="TableContents">Studente</text:p>
          </table:table-cell>
        </table:table-row>
        <table:table-row table:style-name="TableRow93">
          <table:table-cell table:style-name="TableCell94">
            <text:p text:style-name="TableContents">Flusso Di Eventi:</text:p>
          </table:table-cell>
          <table:table-cell table:style-name="TableCell95">
            <text:p text:style-name="TableContents">1)</text:p>
            <text:p text:style-name="TableContents">2)</text:p>
            <text:p text:style-name="TableContents">3)</text:p>
            <text:p text:style-name="TableContents">.</text:p>
            <text:p text:style-name="TableContents">.</text:p>
            <text:p text:style-name="TableContents">.</text:p>
          </table:table-cell>
        </table:table-row>
      </table:table>
      <text:p text:style-name="Standard"/>
      <text:p text:style-name="Standard"/>
      <table:table table:style-name="Table96">
        <table:table-columns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TableContents"><text:bookmark-start text:name="_Hlk496774763"/>Nome Scenario:</text:p>
          </table:table-cell>
          <table:table-cell table:style-name="TableCell101">
            <text:p text:style-name="P102">SC_6<text:s/>Visualizzare il Registro del Tirocinio</text:p>
          </table:table-cell>
        </table:table-row>
        <table:table-row table:style-name="TableRow103">
          <table:table-cell table:style-name="TableCell104">
            <text:p text:style-name="TableContents">Partecipante:</text:p>
          </table:table-cell>
          <table:table-cell table:style-name="TableCell105">
            <text:p text:style-name="P106">Studente, Tutor aziendale, Tutor Accademico, Dipartimento Informatica</text:p>
          </table:table-cell>
        </table:table-row>
        <table:table-row table:style-name="TableRow107">
          <table:table-cell table:style-name="TableCell108">
            <text:p text:style-name="TableContents">Flusso Di Eventi:</text:p>
          </table:table-cell>
          <table:table-cell table:style-name="TableCell109">
            <text:p text:style-name="P110">1) L’ utente effettua il login</text:p>
            <text:p text:style-name="P111">2) L’ utente accede ai suoi tirocini premendo sull’ area indicata</text:p>
            <text:p text:style-name="P112">3) Il sistema<text:s/>risponde mostrandogli I tirocini a cui esso partecipa</text:p>
            <text:p text:style-name="P113">4) L’ utente seleziona il tirocinio</text:p>
            <text:p text:style-name="P114">5) Il sistema risponde mostrandogli l’area del tirocinio</text:p>
            <text:p text:style-name="P115">6) L’ utente accede al registro delle attività<text:s/>premendo sull’ area indicata</text:p>
            <text:p text:style-name="P116">7) Il sistema risponde mostrando<text:s/>all’ utente il registro del tirocinio</text:p>
          </table:table-cell>
        </table:table-row>
        <table:table-row table:style-name="TableRow117">
          <table:table-cell table:style-name="TableCell118">
            <text:p text:style-name="TableContents">Autore:</text:p>
          </table:table-cell>
          <table:table-cell table:style-name="TableCell119">
            <text:p text:style-name="P120">Fakher Ferchichi</text:p>
          </table:table-cell>
        </table:table-row>
      </table:table>
      <text:p text:style-name="P121"><text:bookmark-end text:name="_Hlk496774763"/><text:tab/></text:p>
      <text:p text:style-name="P122"/>
      <table:table table:style-name="Table123">
        <table:table-columns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>
            <text:p text:style-name="TableContents">Nome Scenario:</text:p>
          </table:table-cell>
          <table:table-cell table:style-name="TableCell128">
            <text:p text:style-name="P129">SC_7 Consegna del Registro del Tirocinio</text:p>
          </table:table-cell>
        </table:table-row>
        <table:table-row table:style-name="TableRow130">
          <table:table-cell table:style-name="TableCell131">
            <text:p text:style-name="TableContents">Partecipante:</text:p>
          </table:table-cell>
          <table:table-cell table:style-name="TableCell132">
            <text:p text:style-name="P133">Studente, Tutor aziendale</text:p>
          </table:table-cell>
        </table:table-row>
        <table:table-row table:style-name="TableRow134">
          <table:table-cell table:style-name="TableCell135">
            <text:p text:style-name="TableContents">Flusso Di Eventi:</text:p>
          </table:table-cell>
          <table:table-cell table:style-name="TableCell136">
            <text:p text:style-name="TableContents">1)</text:p>
            <text:p text:style-name="TableContents">2)</text:p>
            <text:p text:style-name="TableContents">3)</text:p>
            <text:p text:style-name="TableContents">.</text:p>
            <text:soft-page-break/>
            <text:p text:style-name="TableContents">.</text:p>
            <text:p text:style-name="TableContents">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style-name="Table137">
        <table:table-columns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p text:style-name="TableContents">Nome Scenario:</text:p>
          </table:table-cell>
          <table:table-cell table:style-name="TableCell142">
            <text:p text:style-name="P143">SC_8 Valutazione delle attività svolte dal Tirocinante</text:p>
          </table:table-cell>
        </table:table-row>
        <table:table-row table:style-name="TableRow144">
          <table:table-cell table:style-name="TableCell145">
            <text:p text:style-name="TableContents">Partecipante:</text:p>
          </table:table-cell>
          <table:table-cell table:style-name="TableCell146">
            <text:p text:style-name="TableContents">Tutor aziendale</text:p>
          </table:table-cell>
        </table:table-row>
        <table:table-row table:style-name="TableRow147">
          <table:table-cell table:style-name="TableCell148">
            <text:p text:style-name="TableContents">Flusso Di Eventi:</text:p>
          </table:table-cell>
          <table:table-cell table:style-name="TableCell149">
            <text:p text:style-name="TableContents">1)</text:p>
            <text:p text:style-name="TableContents">2)</text:p>
            <text:p text:style-name="TableContents">3)</text:p>
            <text:p text:style-name="TableContents">.</text:p>
            <text:p text:style-name="TableContents">.</text:p>
            <text:p text:style-name="TableContents">.</text:p>
          </table:table-cell>
        </table:table-row>
      </table:table>
      <text:p text:style-name="Standard"/>
      <table:table table:style-name="Table150">
        <table:table-columns>
          <table:table-column table:style-name="TableColumn151"/>
          <table:table-column table:style-name="TableColumn152"/>
        </table:table-columns>
        <table:table-row table:style-name="TableRow153">
          <table:table-cell table:style-name="TableCell154">
            <text:p text:style-name="TableContents">Nome Scenario:</text:p>
          </table:table-cell>
          <table:table-cell table:style-name="TableCell155">
            <text:p text:style-name="P156">SC_9 Registrazione di un Tirocinio di un’azienda non convenzionata</text:p>
          </table:table-cell>
        </table:table-row>
        <table:table-row table:style-name="TableRow157">
          <table:table-cell table:style-name="TableCell158">
            <text:p text:style-name="TableContents">Partecipante:</text:p>
          </table:table-cell>
          <table:table-cell table:style-name="TableCell159">
            <text:p text:style-name="TableContents">Tutor aziendale</text:p>
          </table:table-cell>
        </table:table-row>
        <table:table-row table:style-name="TableRow160">
          <table:table-cell table:style-name="TableCell161">
            <text:p text:style-name="TableContents">Flusso Di Eventi:</text:p>
          </table:table-cell>
          <table:table-cell table:style-name="TableCell162">
            <text:p text:style-name="TableContents">1)</text:p>
            <text:p text:style-name="P163">2)<text:tab/></text:p>
            <text:p text:style-name="TableContents">3)</text:p>
            <text:p text:style-name="TableContents">.</text:p>
            <text:p text:style-name="TableContents">.</text:p>
            <text:p text:style-name="TableContents">.</text:p>
          </table:table-cell>
        </table:table-row>
      </table:table>
      <text:p text:style-name="Standard"/>
      <text:p text:style-name="Standard"/>
      <text:p text:style-name="Standard"/>
      <table:table table:style-name="Table164">
        <table:table-columns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>
            <text:p text:style-name="TableContents">Nome Scenario:</text:p>
          </table:table-cell>
          <table:table-cell table:style-name="TableCell169">
            <text:p text:style-name="P170">SC_10 Accettazione<text:s/>convenzione di un’azienda</text:p>
          </table:table-cell>
        </table:table-row>
        <table:table-row table:style-name="TableRow171">
          <table:table-cell table:style-name="TableCell172">
            <text:p text:style-name="TableContents">Partecipante:</text:p>
          </table:table-cell>
          <table:table-cell table:style-name="TableCell173">
            <text:p text:style-name="TableContents">Dipartimento Informatica</text:p>
          </table:table-cell>
        </table:table-row>
        <table:table-row table:style-name="TableRow174">
          <table:table-cell table:style-name="TableCell175">
            <text:p text:style-name="TableContents">Flusso Di Eventi:</text:p>
          </table:table-cell>
          <table:table-cell table:style-name="TableCell176">
            <text:p text:style-name="TableContents">1)</text:p>
            <text:p text:style-name="TableContents">2)</text:p>
            <text:p text:style-name="TableContents">3)</text:p>
            <text:p text:style-name="TableContents">.</text:p>
            <text:p text:style-name="TableContents">.</text:p>
            <text:p text:style-name="TableContents">.</text:p>
          </table:table-cell>
        </table:table-row>
      </table:table>
      <text:p text:style-name="Standard"/>
      <text:p text:style-name="Standard"/>
      <table:table table:style-name="Table177">
        <table:table-columns>
          <table:table-column table:style-name="TableColumn178"/>
          <table:table-column table:style-name="TableColumn179"/>
        </table:table-columns>
        <table:table-row table:style-name="TableRow180">
          <table:table-cell table:style-name="TableCell181">
            <text:p text:style-name="TableContents">Nome Scenario:</text:p>
          </table:table-cell>
          <table:table-cell table:style-name="TableCell182">
            <text:p text:style-name="P183">SC_11 Accettazione di un Progetto Formativo</text:p>
          </table:table-cell>
        </table:table-row>
        <table:table-row table:style-name="TableRow184">
          <table:table-cell table:style-name="TableCell185">
            <text:p text:style-name="TableContents">Partecipante:</text:p>
          </table:table-cell>
          <table:table-cell table:style-name="TableCell186">
            <text:p text:style-name="TableContents">Dipartimento Informatica</text:p>
          </table:table-cell>
        </table:table-row>
        <table:table-row table:style-name="TableRow187">
          <table:table-cell table:style-name="TableCell188">
            <text:p text:style-name="TableContents">Flusso Di Eventi:</text:p>
          </table:table-cell>
          <table:table-cell table:style-name="TableCell189">
            <text:p text:style-name="TableContents">1)</text:p>
            <text:p text:style-name="TableContents">2)</text:p>
            <text:p text:style-name="TableContents">3)</text:p>
            <text:soft-page-break/>
            <text:p text:style-name="TableContents">.</text:p>
            <text:p text:style-name="TableContents">.</text:p>
            <text:p text:style-name="TableContents">.</text:p>
          </table:table-cell>
        </table:table-row>
      </table:table>
      <text:p text:style-name="Standard"/>
      <table:table table:style-name="Table190">
        <table:table-columns>
          <table:table-column table:style-name="TableColumn191"/>
          <table:table-column table:style-name="TableColumn192"/>
        </table:table-columns>
        <table:table-row table:style-name="TableRow193">
          <table:table-cell table:style-name="TableCell194">
            <text:p text:style-name="TableContents"><text:bookmark-start text:name="_Hlk496774790"/>Nome Scenario:</text:p>
          </table:table-cell>
          <table:table-cell table:style-name="TableCell195">
            <text:p text:style-name="P196">SC_12 Convalida del Registro del Tirocinio</text:p>
          </table:table-cell>
        </table:table-row>
        <table:table-row table:style-name="TableRow197">
          <table:table-cell table:style-name="TableCell198">
            <text:p text:style-name="TableContents">Partecipante:</text:p>
          </table:table-cell>
          <table:table-cell table:style-name="TableCell199">
            <text:p text:style-name="TableContents">Dipartimento Informatica</text:p>
          </table:table-cell>
        </table:table-row>
        <table:table-row table:style-name="TableRow200">
          <table:table-cell table:style-name="TableCell201">
            <text:p text:style-name="TableContents">Flusso Di Eventi:</text:p>
          </table:table-cell>
          <table:table-cell table:style-name="TableCell202">
            <text:p text:style-name="P203">1) Il dipartimento accede alla propria area</text:p>
            <text:p text:style-name="P204">2) Il dipartimento accede ai registri nell’ area indicata</text:p>
            <text:p text:style-name="P205">3) Il dipartimento seleziona il registro</text:p>
            <text:p text:style-name="P206">4) Il<text:s/>controlla se il registro</text:p>
            <text:p text:style-name="TableContents">5) Il convalida il registro</text:p>
          </table:table-cell>
        </table:table-row>
        <table:table-row table:style-name="TableRow207">
          <table:table-cell table:style-name="TableCell208">
            <text:p text:style-name="TableContents">Autore:</text:p>
          </table:table-cell>
          <table:table-cell table:style-name="TableCell209">
            <text:p text:style-name="P210">Fakher Ferchichi</text:p>
          </table:table-cell>
        </table:table-row>
      </table:table>
      <text:p text:style-name="Standard"><text:bookmark-end text:name="_Hlk496774790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stazione" style:display-name="Intestazione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affaele Della Valle</dc:creator>
    <meta:creation-date>2017-10-24T18:50:00Z</meta:creation-date>
    <dc:date>2017-10-26T07:53:00Z</dc:date>
    <meta:template xlink:href="Normal.dotm" xlink:type="simple"/>
    <meta:editing-cycles>90</meta:editing-cycles>
    <meta:editing-duration>PT13260S</meta:editing-duration>
    <meta:document-statistic meta:page-count="4" meta:paragraph-count="6" meta:word-count="466" meta:character-count="3122" meta:row-count="22" meta:non-whitespace-character-count="2662"/>
  </office:meta>
</office:document-meta>
</file>